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fruit, see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true, real</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press down, press together, hold down, crush</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oppress, burden, persecut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crape, to rub off-as of ski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remove-as of clothing etc</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ëpi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be sorry for, to pity, to express a wish that something won't happe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ujeng</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entreat, entice, persuade, urge, tempt, seduce; to cause someone to do something they hadn't intended</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lööi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way about</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furry, having a furry taste-as betelnut or green bananas</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nema</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han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orearm as far as the elbow</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orefoot of four footed animal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span_.tpi_xitem_.en_definition_.en_sense_senses_entry_letData_dicBody">branch, of tree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handle of tools, utensil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chi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beginning, firs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edge, corner</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spear-scar"</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bounce, ricoche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epeli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iv</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overcome by water or smoke, overwhelm</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ohi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öp</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don, put on-of clothes, shoes, etc, insert, poke through</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t cut anyon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röri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tretch out, exten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to come empty-handed, without bringing anything</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yaw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sejonġ</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decorate, to place or hang things as decoration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tride, take long steps, to crawl as a caterpillar does</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s a long way so let'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space wide apart (as in building a fenc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tep</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taste, lick, poke out the tongue</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to</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fall</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igh, hip, the upper part of the leg where it joins the body</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entry_letData_dicBody">veriik</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become black</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vonġ poḳ</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languagetag_xitem_.en_definition_.en_sense_senses_entry_letData_dicBody"/><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languagetag_xitem_.en_definition_.en_sense_senses_entry_letData_dicBody"/><text:span text:style-name="xitem_.en_definition_.en_sense_senses_entry_letData_dicBody">to dance without a headdres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7T13:10:06</meta:creation-date>
    <dc:creator>Yesu</dc:creator>
    <dc:date>2011-02-17T13:10:06</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5\main"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